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2e4f0" officeooo:paragraph-rsid="0002e4f0" style:font-weight-asian="bold" style:font-weight-complex="bold"/>
    </style:style>
    <style:style style:name="P2" style:family="paragraph" style:parent-style-name="Standard">
      <style:text-properties style:font-name="Arial" fo:font-weight="bold" officeooo:rsid="00257c55" officeooo:paragraph-rsid="00257c55" style:font-weight-asian="bold" style:font-weight-complex="bold"/>
    </style:style>
    <style:style style:name="P3" style:family="paragraph" style:parent-style-name="Standard">
      <style:text-properties style:font-name="Arial" fo:font-weight="bold" officeooo:rsid="00085e7f" officeooo:paragraph-rsid="00257c55" style:font-weight-asian="bold" style:font-weight-complex="bold"/>
    </style:style>
    <style:style style:name="P4" style:family="paragraph" style:parent-style-name="Standard">
      <style:text-properties style:font-name="Arial" fo:font-weight="normal" officeooo:rsid="00041023" officeooo:paragraph-rsid="00257c55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4edf9" officeooo:paragraph-rsid="0002e4f0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85e7f" officeooo:paragraph-rsid="00257c55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2f9c0" officeooo:paragraph-rsid="0012f9c0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5a106" officeooo:paragraph-rsid="0015a106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7397" officeooo:paragraph-rsid="0019739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97397" officeooo:paragraph-rsid="004ce81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c053f" officeooo:paragraph-rsid="001c053f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5a7e16" officeooo:paragraph-rsid="005a7e16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5ac88f" officeooo:paragraph-rsid="005ac88f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5ac88f" officeooo:paragraph-rsid="0064b7c7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5c2b37" officeooo:paragraph-rsid="005c2b37" style:font-weight-asian="normal" style:font-weight-complex="normal"/>
    </style:style>
    <style:style style:name="T1" style:family="text">
      <style:text-properties officeooo:rsid="000ab02a"/>
    </style:style>
    <style:style style:name="T2" style:family="text">
      <style:text-properties officeooo:rsid="0013faf6"/>
    </style:style>
    <style:style style:name="T3" style:family="text">
      <style:text-properties officeooo:rsid="00168706"/>
    </style:style>
    <style:style style:name="T4" style:family="text">
      <style:text-properties officeooo:rsid="0017c80d"/>
    </style:style>
    <style:style style:name="T5" style:family="text">
      <style:text-properties officeooo:rsid="001973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a07b7" style:font-weight-asian="bold" style:font-weight-complex="bold"/>
    </style:style>
    <style:style style:name="T8" style:family="text">
      <style:text-properties fo:font-weight="bold" officeooo:rsid="004cb016" style:font-weight-asian="bold" style:font-weight-complex="bold"/>
    </style:style>
    <style:style style:name="T9" style:family="text">
      <style:text-properties fo:font-weight="bold" officeooo:rsid="004ce817" style:font-weight-asian="bold" style:font-weight-complex="bold"/>
    </style:style>
    <style:style style:name="T10" style:family="text">
      <style:text-properties fo:font-weight="bold" officeooo:rsid="005c2b37" style:font-weight-asian="bold" style:font-weight-complex="bold"/>
    </style:style>
    <style:style style:name="T11" style:family="text">
      <style:text-properties officeooo:rsid="002367fb"/>
    </style:style>
    <style:style style:name="T12" style:family="text">
      <style:text-properties officeooo:rsid="00257c55"/>
    </style:style>
    <style:style style:name="T13" style:family="text">
      <style:text-properties fo:font-weight="normal" officeooo:rsid="000ab02a" style:font-weight-asian="normal" style:font-weight-complex="normal"/>
    </style:style>
    <style:style style:name="T14" style:family="text">
      <style:text-properties fo:font-weight="normal" officeooo:rsid="00257c55" style:font-weight-asian="normal" style:font-weight-complex="normal"/>
    </style:style>
    <style:style style:name="T15" style:family="text">
      <style:text-properties fo:font-weight="normal" officeooo:rsid="0025a672" style:font-weight-asian="normal" style:font-weight-complex="normal"/>
    </style:style>
    <style:style style:name="T16" style:family="text">
      <style:text-properties fo:font-weight="normal" officeooo:rsid="0025b822" style:font-weight-asian="normal" style:font-weight-complex="normal"/>
    </style:style>
    <style:style style:name="T17" style:family="text">
      <style:text-properties fo:font-weight="normal" officeooo:rsid="00276ba6" style:font-weight-asian="normal" style:font-weight-complex="normal"/>
    </style:style>
    <style:style style:name="T18" style:family="text">
      <style:text-properties fo:font-weight="normal" officeooo:rsid="0027dde2" style:font-weight-asian="normal" style:font-weight-complex="normal"/>
    </style:style>
    <style:style style:name="T19" style:family="text">
      <style:text-properties fo:font-weight="normal" officeooo:rsid="002bf806" style:font-weight-asian="normal" style:font-weight-complex="normal"/>
    </style:style>
    <style:style style:name="T20" style:family="text">
      <style:text-properties fo:font-weight="normal" officeooo:rsid="002d231a" style:font-weight-asian="normal" style:font-weight-complex="normal"/>
    </style:style>
    <style:style style:name="T21" style:family="text">
      <style:text-properties fo:font-weight="normal" officeooo:rsid="002d4379" style:font-weight-asian="normal" style:font-weight-complex="normal"/>
    </style:style>
    <style:style style:name="T22" style:family="text">
      <style:text-properties fo:font-weight="normal" officeooo:rsid="002ea291" style:font-weight-asian="normal" style:font-weight-complex="normal"/>
    </style:style>
    <style:style style:name="T23" style:family="text">
      <style:text-properties fo:font-weight="normal" officeooo:rsid="0031094f" style:font-weight-asian="normal" style:font-weight-complex="normal"/>
    </style:style>
    <style:style style:name="T24" style:family="text">
      <style:text-properties fo:font-weight="normal" officeooo:rsid="00329244" style:font-weight-asian="normal" style:font-weight-complex="normal"/>
    </style:style>
    <style:style style:name="T25" style:family="text">
      <style:text-properties fo:font-weight="normal" officeooo:rsid="003443c7" style:font-weight-asian="normal" style:font-weight-complex="normal"/>
    </style:style>
    <style:style style:name="T26" style:family="text">
      <style:text-properties fo:font-weight="normal" officeooo:rsid="00378462" style:font-weight-asian="normal" style:font-weight-complex="normal"/>
    </style:style>
    <style:style style:name="T27" style:family="text">
      <style:text-properties fo:font-weight="normal" officeooo:rsid="005ea076" style:font-weight-asian="normal" style:font-weight-complex="normal"/>
    </style:style>
    <style:style style:name="T28" style:family="text">
      <style:text-properties fo:font-weight="normal" officeooo:rsid="0067f361" style:font-weight-asian="normal" style:font-weight-complex="normal"/>
    </style:style>
    <style:style style:name="T29" style:family="text">
      <style:text-properties fo:font-weight="normal" officeooo:rsid="0068a9fb" style:font-weight-asian="normal" style:font-weight-complex="normal"/>
    </style:style>
    <style:style style:name="T30" style:family="text">
      <style:text-properties fo:font-weight="normal" officeooo:rsid="006cf684" style:font-weight-asian="normal" style:font-weight-complex="normal"/>
    </style:style>
    <style:style style:name="T31" style:family="text">
      <style:text-properties fo:font-weight="normal" officeooo:rsid="006ee115" style:font-weight-asian="normal" style:font-weight-complex="normal"/>
    </style:style>
    <style:style style:name="T32" style:family="text">
      <style:text-properties officeooo:rsid="004a8cd5"/>
    </style:style>
    <style:style style:name="T33" style:family="text">
      <style:text-properties officeooo:rsid="004ba7f0"/>
    </style:style>
    <style:style style:name="T34" style:family="text">
      <style:text-properties officeooo:rsid="004cb016"/>
    </style:style>
    <style:style style:name="T35" style:family="text">
      <style:text-properties officeooo:rsid="004ce817"/>
    </style:style>
    <style:style style:name="T36" style:family="text">
      <style:text-properties fo:language="en" fo:country="AU" fo:font-weight="bold" officeooo:rsid="004a07b7" style:font-weight-asian="bold" style:font-weight-complex="bold"/>
    </style:style>
    <style:style style:name="T37" style:family="text">
      <style:text-properties fo:language="en" fo:country="AU" fo:font-weight="bold" officeooo:rsid="005726c3" style:font-weight-asian="bold" style:font-weight-complex="bold"/>
    </style:style>
    <style:style style:name="T38" style:family="text">
      <style:text-properties fo:language="en" fo:country="AU" fo:font-weight="bold" officeooo:rsid="004ce817" style:font-weight-asian="bold" style:font-weight-complex="bold"/>
    </style:style>
    <style:style style:name="T39" style:family="text">
      <style:text-properties officeooo:rsid="005b2c7b"/>
    </style:style>
    <style:style style:name="T40" style:family="text">
      <style:text-properties officeooo:rsid="005c2b37"/>
    </style:style>
    <style:style style:name="T41" style:family="text">
      <style:text-properties officeooo:rsid="006324ff"/>
    </style:style>
    <style:style style:name="T42" style:family="text">
      <style:text-properties officeooo:rsid="0064b7c7"/>
    </style:style>
    <style:style style:name="T43" style:family="text">
      <style:text-properties officeooo:rsid="0069ff5c"/>
    </style:style>
    <style:style style:name="T44" style:family="text">
      <style:text-properties officeooo:rsid="006be03a"/>
    </style:style>
    <style:style style:name="T45" style:family="text">
      <style:text-properties officeooo:rsid="006cc016"/>
    </style:style>
    <style:style style:name="T46" style:family="text">
      <style:text-properties officeooo:rsid="006fc64e"/>
    </style:style>
    <style:style style:name="T47" style:family="text">
      <style:text-properties officeooo:rsid="00714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refactoring for TFM </text:p>
      <text:p text:style-name="P1"/>
      <text:p text:style-name="P7"><text:span text:style-name="T5">1. </text:span>This task is about code refactoring and <text:span text:style-name="T2">re-arranging code </text:span><text:span text:style-name="T39">for </text:span><text:span text:style-name="T47">the TFM task</text:span><text:span text:style-name="T44"> </text:span></text:p>
      <text:p text:style-name="P7"/>
      <text:p text:style-name="P8"><text:span text:style-name="T5">2. </text:span>You need to refactor and re-arrange the code so that its consistent with <text:span text:style-name="T6">TFM framework</text:span>’<text:span text:style-name="T4">s</text:span> <text:span text:style-name="T3">code logic and structure</text:span>. </text:p>
      <text:p text:style-name="P8"/>
      <text:p text:style-name="P9">3. The logic and structure of the TFM framework is show in <text:span text:style-name="T6">Figure 1</text:span><text:span text:style-name="T10">g</text:span></text:p>
      <text:p text:style-name="P9"/>
      <text:p text:style-name="P15">4. TFM is a very simple framework which consists of 3 layers of code, <text:span text:style-name="T6">plg_TFM</text:span>, <text:span text:style-name="T6">core_TASK</text:span> and <text:span text:style-name="T6">TFM_task_router.py</text:span>. </text:p>
      <text:p text:style-name="P9"/>
      <text:p text:style-name="P10"><text:span text:style-name="T40">5</text:span>. Code examples of the TFM framework is shown in <text:span text:style-name="T36">TFM</text:span><text:span text:style-name="T37">_code</text:span><text:span text:style-name="T36">_example</text:span><text:span text:style-name="T7">.</text:span></text:p>
      <text:p text:style-name="P10"/>
      <text:p text:style-name="P12"><text:span text:style-name="T40">6</text:span>. The API module is written in php because this module needs to handle http requests and pass the url parameter values to the <text:span text:style-name="T6">TFM_task_router.py</text:span> file. <text:span text:style-name="T41">For now, you can skip the API module. </text:span></text:p>
      <text:p text:style-name="P12"/>
      <text:p text:style-name="P12"><text:span text:style-name="T35">Folders must be organized according to </text:span><text:span text:style-name="T38">TFM</text:span><text:span text:style-name="T37">_code</text:span><text:span text:style-name="T38">_example</text:span><text:span text:style-name="T9"> </text:span></text:p>
      <text:p text:style-name="P12"/>
      <text:p text:style-name="P14"><text:span text:style-name="T40">7</text:span>. Please complete the Python part only, up to <text:span text:style-name="T6">TFM_task_router.py.</text:span></text:p>
      <text:p text:style-name="P14"/>
      <text:p text:style-name="P14"><text:span text:style-name="T42">T</text:span>here is no need to do the <text:span text:style-name="T43">API module,</text:span> PHP or other parts of the task. </text:p>
      <text:p text:style-name="P1"/>
      <text:p text:style-name="P11"/>
      <text:p text:style-name="P2">Some rules that relate to the TFM framework</text:p>
      <text:p text:style-name="P11"/>
      <text:p text:style-name="P6"><text:span text:style-name="T12">1. </text:span>All TFM <text:span text:style-name="T11">code</text:span> files must <text:span text:style-name="T11">be grouped into the following folders </text:span><text:span text:style-name="T34">in the </text:span><text:span text:style-name="T8">task</text:span><text:span text:style-name="T34"> folder</text:span>:</text:p>
      <text:p text:style-name="P6"/>
      <text:p text:style-name="P3"><text:span text:style-name="T33">task → </text:span>plg_TFM <text:span text:style-name="T1">folder – </text:span><text:span text:style-name="T14">This folder contains </text:span><text:span text:style-name="T21">code files with </text:span><text:span text:style-name="T25">out-of-the-box</text:span><text:span text:style-name="T21"> </text:span><text:span text:style-name="T14">plugins or functions </text:span><text:span text:style-name="T21">that </text:span><text:span text:style-name="T16">have been created </text:span><text:span text:style-name="T25">for immediate use</text:span><text:span text:style-name="T16">. </text:span></text:p>
      <text:p text:style-name="P6"/>
      <text:p text:style-name="P3"><text:span text:style-name="T33">task → </text:span>plg_CUSTOM <text:span text:style-name="T1">folder– </text:span><text:span text:style-name="T14">This folder contains </text:span><text:span text:style-name="T22">code files with</text:span><text:span text:style-name="T14"> </text:span><text:span text:style-name="T17">custom plugins or functions that</text:span><text:span text:style-name="T15"> did not exist in the plg_TFM folder. </text:span></text:p>
      <text:p text:style-name="P6"/>
      <text:p text:style-name="P3"><text:span text:style-name="T33">task → </text:span>core_TASK <text:span text:style-name="T1">folder –</text:span><text:span text:style-name="T13"> </text:span><text:span text:style-name="T18">This folder contains all of the code files that use the plugins </text:span><text:span text:style-name="T27">functions to build classes</text:span><text:span text:style-name="T18">. </text:span></text:p>
      <text:p text:style-name="P6"/>
      <text:p text:style-name="P3"><text:span text:style-name="T33">task → </text:span><text:span text:style-name="T32">TFM_t</text:span>ask_router <text:span text:style-name="T1">file –</text:span><text:span text:style-name="T13"> </text:span><text:span text:style-name="T19">This file contains a list of class </text:span><text:span text:style-name="T28">and functions to be executed</text:span><text:span text:style-name="T19">. </text:span><text:span text:style-name="T23">W</text:span><text:span text:style-name="T20">e should use switch statements to enable </text:span><text:span text:style-name="T24">1 or more tasks </text:span><text:span text:style-name="T30">or </text:span><text:span text:style-name="T31">class functions </text:span><text:span text:style-name="T24">to be selected and executed </text:span><text:span text:style-name="T26">(see Figure 1</text:span><text:span text:style-name="T24">g</text:span><text:span text:style-name="T29">)</text:span></text:p>
      <text:p text:style-name="P4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 text:c="74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3T09:57:25.464000000</meta:creation-date>
    <dc:date>2024-02-20T08:55:58.099000000</dc:date>
    <meta:editing-duration>PT9H38M18S</meta:editing-duration>
    <meta:editing-cycles>100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7" meta:word-count="274" meta:character-count="1659" meta:non-whitespace-character-count="1315"/>
  </office:meta>
</office:document-meta>
</file>